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Ultrafine_20_Dashed" draw:fill="none" draw:textarea-vertical-align="middl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1.101cm" fo:min-width="1.86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stroke="none" svg:stroke-color="#000000" draw:fill="none" draw:fill-color="#ffffff" draw:textarea-horizontal-align="left" draw:auto-grow-height="true" draw:auto-grow-width="true" fo:min-height="0.793cm" fo:min-width="3.202cm"/>
    </style:style>
    <style:style style:name="gr11" style:family="graphic" style:parent-style-name="standard">
      <style:graphic-properties draw:stroke="none" svg:stroke-color="#000000" draw:fill="none" draw:fill-color="#ffffff" draw:textarea-horizontal-align="left" draw:auto-grow-height="true" draw:auto-grow-width="true" fo:min-height="0.793cm" fo:min-width="3.51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016cm" svg:height="1.016cm" svg:x="4.175cm" svg:y="7.223cm">
          <text:p/>
        </draw:circle>
        <draw:circle draw:style-name="gr1" draw:text-style-name="P1" draw:layer="layout" svg:width="1.016cm" svg:height="1.016cm" svg:x="2.397cm" svg:y="11.16cm">
          <text:p/>
        </draw:circle>
        <draw:circle draw:style-name="gr1" draw:text-style-name="P1" draw:layer="layout" svg:width="1.016cm" svg:height="1.016cm" svg:x="6.461cm" svg:y="11.16cm">
          <text:p/>
        </draw:circle>
        <draw:circle draw:style-name="gr1" draw:text-style-name="P1" draw:layer="layout" svg:width="1.016cm" svg:height="1.016cm" svg:x="12.811cm" svg:y="7.223cm">
          <text:p/>
        </draw:circle>
        <draw:circle draw:style-name="gr1" draw:text-style-name="P1" draw:layer="layout" svg:width="1.016cm" svg:height="1.016cm" svg:x="11.033cm" svg:y="11.16cm">
          <text:p/>
        </draw:circle>
        <draw:circle draw:style-name="gr1" draw:text-style-name="P1" draw:layer="layout" svg:width="1.016cm" svg:height="1.016cm" svg:x="15.097cm" svg:y="11.16cm">
          <text:p/>
        </draw:circle>
        <draw:circle draw:style-name="gr1" draw:text-style-name="P1" draw:layer="layout" svg:width="1.016cm" svg:height="1.016cm" svg:x="21.828cm" svg:y="7.223cm">
          <text:p/>
        </draw:circle>
        <draw:circle draw:style-name="gr1" draw:text-style-name="P1" draw:layer="layout" svg:width="1.016cm" svg:height="1.016cm" svg:x="20.05cm" svg:y="11.16cm">
          <text:p/>
        </draw:circle>
        <draw:circle draw:style-name="gr1" draw:text-style-name="P1" draw:layer="layout" svg:width="1.016cm" svg:height="1.016cm" svg:x="24.114cm" svg:y="11.16cm">
          <text:p/>
        </draw:circle>
        <draw:frame draw:style-name="gr2" draw:layer="layout" svg:width="0.925cm" svg:height="0.963cm" svg:x="4.228cm" svg:y="7.223cm">
          <draw:text-box>
            <text:p>A</text:p>
          </draw:text-box>
        </draw:frame>
        <draw:frame draw:style-name="gr2" draw:layer="layout" svg:width="0.925cm" svg:height="0.963cm" svg:x="12.902cm" svg:y="7.223cm">
          <draw:text-box>
            <text:p>A</text:p>
          </draw:text-box>
        </draw:frame>
        <draw:frame draw:style-name="gr2" draw:layer="layout" svg:width="0.925cm" svg:height="0.963cm" svg:x="21.919cm" svg:y="7.223cm">
          <draw:text-box>
            <text:p>A</text:p>
          </draw:text-box>
        </draw:frame>
        <draw:frame draw:style-name="gr2" draw:layer="layout" svg:width="0.925cm" svg:height="0.963cm" svg:x="2.488cm" svg:y="11.16cm">
          <draw:text-box>
            <text:p>B</text:p>
          </draw:text-box>
        </draw:frame>
        <draw:frame draw:style-name="gr2" draw:layer="layout" svg:width="0.925cm" svg:height="0.963cm" svg:x="11.124cm" svg:y="11.213cm">
          <draw:text-box>
            <text:p>B</text:p>
          </draw:text-box>
        </draw:frame>
        <draw:frame draw:style-name="gr2" draw:layer="layout" svg:width="0.925cm" svg:height="0.963cm" svg:x="20.141cm" svg:y="11.16cm">
          <draw:text-box>
            <text:p>B</text:p>
          </draw:text-box>
        </draw:frame>
        <draw:frame draw:style-name="gr3" draw:layer="layout" svg:width="0.959cm" svg:height="0.963cm" svg:x="6.461cm" svg:y="11.213cm">
          <draw:text-box>
            <text:p>C</text:p>
          </draw:text-box>
        </draw:frame>
        <draw:frame draw:style-name="gr3" draw:layer="layout" svg:width="0.959cm" svg:height="0.963cm" svg:x="15.154cm" svg:y="11.213cm">
          <draw:text-box>
            <text:p>C</text:p>
          </draw:text-box>
        </draw:frame>
        <draw:frame draw:style-name="gr3" draw:layer="layout" svg:width="0.959cm" svg:height="0.963cm" svg:x="24.101cm" svg:y="11.194cm">
          <draw:text-box>
            <text:p>C</text:p>
          </draw:text-box>
        </draw:frame>
        <draw:path draw:style-name="gr4" draw:text-style-name="P1" draw:layer="layout" svg:width="1.523cm" svg:height="2.92cm" svg:x="5.318cm" svg:y="7.985cm" svg:viewBox="0 0 1524 2921" svg:d="M0 0c1143 381 1524 2921 1524 2921">
          <text:p/>
        </draw:path>
        <draw:path draw:style-name="gr4" draw:text-style-name="P1" draw:layer="layout" svg:width="1.523cm" svg:height="2.92cm" svg:x="13.954cm" svg:y="7.985cm" svg:viewBox="0 0 1524 2921" svg:d="M0 0c1143 381 1524 2921 1524 2921">
          <text:p/>
        </draw:path>
        <draw:path draw:style-name="gr4" draw:text-style-name="P1" draw:layer="layout" svg:width="1.523cm" svg:height="2.92cm" svg:x="22.971cm" svg:y="7.985cm" svg:viewBox="0 0 1524 2921" svg:d="M0 0c1143 381 1524 2921 1524 2921">
          <text:p/>
        </draw:path>
        <draw:line draw:style-name="gr5" draw:text-style-name="P1" draw:layer="layout" svg:x1="6.842cm" svg:y1="10.779cm" svg:x2="6.842cm" svg:y2="11.16cm">
          <text:p/>
        </draw:line>
        <draw:line draw:style-name="gr5" draw:text-style-name="P1" draw:layer="layout" svg:x1="15.478cm" svg:y1="10.779cm" svg:x2="15.478cm" svg:y2="11.16cm">
          <text:p/>
        </draw:line>
        <draw:line draw:style-name="gr5" draw:text-style-name="P1" draw:layer="layout" svg:x1="24.495cm" svg:y1="10.779cm" svg:x2="24.495cm" svg:y2="11.16cm">
          <text:p/>
        </draw:line>
        <draw:path draw:style-name="gr4" draw:text-style-name="P1" draw:layer="layout" svg:width="3.428cm" svg:height="0.43cm" svg:x="11.937cm" svg:y="12.232cm" svg:viewBox="0 0 3429 431" svg:d="M3429 0c-1651 889-3429 127-3429 127">
          <text:p/>
        </draw:path>
        <draw:path draw:style-name="gr4" draw:text-style-name="P1" draw:layer="layout" svg:width="3.428cm" svg:height="0.43cm" svg:x="21.066cm" svg:y="12.253cm" svg:viewBox="0 0 3429 431" svg:d="M3429 0c-1651 889-3429 127-3429 127">
          <text:p/>
        </draw:path>
        <draw:path draw:style-name="gr6" draw:text-style-name="P1" draw:layer="layout" svg:width="3.428cm" svg:height="0.43cm" svg:x="3.286cm" svg:y="12.176cm" svg:viewBox="0 0 3429 431" svg:d="M3429 0c-1651 889-3429 127-3429 127">
          <text:p/>
        </draw:path>
        <draw:line draw:style-name="gr5" draw:text-style-name="P1" draw:layer="layout" svg:x1="20.939cm" svg:y1="12.303cm" svg:x2="20.685cm" svg:y2="12.176cm">
          <text:p/>
        </draw:line>
        <draw:line draw:style-name="gr5" draw:text-style-name="P1" draw:layer="layout" svg:x1="11.922cm" svg:y1="12.303cm" svg:x2="11.668cm" svg:y2="12.176cm">
          <text:p/>
        </draw:line>
        <draw:line draw:style-name="gr5" draw:text-style-name="P1" draw:layer="layout" svg:x1="3.413cm" svg:y1="12.303cm" svg:x2="3.159cm" svg:y2="12.176cm">
          <text:p/>
        </draw:line>
        <draw:path draw:style-name="gr4" draw:text-style-name="P1" draw:layer="layout" svg:width="1.142cm" svg:height="2.793cm" svg:x="20.431cm" svg:y="8.239cm" svg:viewBox="0 0 1143 2794" svg:d="M0 2794c127-1397 1143-2794 1143-2794">
          <text:p/>
        </draw:path>
        <draw:path draw:style-name="gr6" draw:text-style-name="P1" draw:layer="layout" svg:width="1.142cm" svg:height="2.793cm" svg:x="11.414cm" svg:y="8.239cm" svg:viewBox="0 0 1143 2794" svg:d="M0 2794c127-1397 1143-2794 1143-2794">
          <text:p/>
        </draw:path>
        <draw:path draw:style-name="gr6" draw:text-style-name="P1" draw:layer="layout" svg:width="1.142cm" svg:height="2.793cm" svg:x="2.778cm" svg:y="8.239cm" svg:viewBox="0 0 1143 2794" svg:d="M0 2794c127-1397 1143-2794 1143-2794">
          <text:p/>
        </draw:path>
        <draw:line draw:style-name="gr5" draw:text-style-name="P1" draw:layer="layout" svg:x1="21.574cm" svg:y1="8.239cm" svg:x2="21.828cm" svg:y2="7.985cm">
          <text:p/>
        </draw:line>
        <draw:line draw:style-name="gr5" draw:text-style-name="P1" draw:layer="layout" svg:x1="12.557cm" svg:y1="8.239cm" svg:x2="12.811cm" svg:y2="7.985cm">
          <text:p/>
        </draw:line>
        <draw:line draw:style-name="gr5" draw:text-style-name="P1" draw:layer="layout" svg:x1="3.921cm" svg:y1="8.239cm" svg:x2="4.175cm" svg:y2="7.985cm">
          <text:p/>
        </draw:line>
        <draw:custom-shape draw:style-name="gr7" draw:text-style-name="P1" draw:layer="layout" svg:width="3.302cm" svg:height="1.905cm" svg:x="6.207cm" svg:y="5.572cm">
          <text:p/>
          <draw:enhanced-geometry svg:viewBox="0 0 21600 21600" draw:text-areas="3000 3320 17110 17330" draw:type="cloud-callout" draw:modifiers="-6101.36239782016 21917.31374606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1" draw:layer="layout" svg:width="2.159cm" svg:height="1.27cm" svg:x="4.048cm" svg:y="9.509cm">
          <text:p/>
          <draw:enhanced-geometry svg:viewBox="0 0 21600 21600" draw:text-areas="800 800 20800 20800" draw:type="round-rectangular-callout" draw:modifiers="22730 -6933.752950432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2.159cm" svg:height="1.27cm" svg:x="12.43cm" svg:y="10.271cm">
          <text:p/>
          <draw:enhanced-geometry svg:viewBox="0 0 21600 21600" draw:text-areas="800 800 20800 20800" draw:type="round-rectangular-callout" draw:modifiers="13820 40956.7269866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2.159cm" svg:height="1.27cm" svg:x="21.574cm" svg:y="9.382cm">
          <text:p/>
          <draw:enhanced-geometry svg:viewBox="0 0 21600 21600" draw:text-areas="800 800 20800 20800" draw:type="round-rectangular-callout" draw:modifiers="-7810 5421.243115656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 draw:layer="layout" svg:width="2.386cm" svg:height="1.361cm" svg:x="6.715cm" svg:y="5.745cm">
          <draw:text-box>
            <text:p><text:span text:style-name="T1">secret s,</text:span></text:p>
            <text:p><text:span text:style-name="T1">h = H(s)</text:span></text:p>
          </draw:text-box>
        </draw:frame>
        <draw:frame draw:style-name="gr9" draw:text-style-name="P3" draw:layer="layout" svg:width="2.178cm" svg:height="1.28cm" svg:x="4.029cm" svg:y="9.504cm">
          <draw:text-box>
            <text:p><text:span text:style-name="T2">hashlock</text:span></text:p>
            <text:p><text:span text:style-name="T2"><text:s/></text:span><text:span text:style-name="T2">h, +6</text:span><text:span text:style-name="T1">△</text:span></text:p>
          </draw:text-box>
        </draw:frame>
        <draw:frame draw:style-name="gr9" draw:text-style-name="P3" draw:layer="layout" svg:width="2.178cm" svg:height="1.28cm" svg:x="12.411cm" svg:y="10.271cm">
          <draw:text-box>
            <text:p><text:span text:style-name="T2">hashlock</text:span></text:p>
            <text:p><text:span text:style-name="T2"><text:s/></text:span><text:span text:style-name="T2">h, +5</text:span><text:span text:style-name="T1">△</text:span></text:p>
          </draw:text-box>
        </draw:frame>
        <draw:frame draw:style-name="gr9" draw:text-style-name="P3" draw:layer="layout" svg:width="2.178cm" svg:height="1.28cm" svg:x="21.574cm" svg:y="9.377cm">
          <draw:text-box>
            <text:p><text:span text:style-name="T2">hashlock</text:span></text:p>
            <text:p><text:span text:style-name="T2"><text:s/></text:span><text:span text:style-name="T2">h, +4</text:span><text:span text:style-name="T1">△</text:span></text:p>
          </draw:text-box>
        </draw:frame>
        <draw:rect draw:style-name="gr1" draw:text-style-name="P1" draw:layer="layout" svg:width="3.937cm" svg:height="0.762cm" svg:x="3.032cm" svg:y="13.719cm">
          <text:p/>
        </draw:rect>
        <draw:rect draw:style-name="gr1" draw:text-style-name="P1" draw:layer="layout" svg:width="3.937cm" svg:height="0.762cm" svg:x="11.668cm" svg:y="13.692cm">
          <text:p/>
        </draw:rect>
        <draw:rect draw:style-name="gr1" draw:text-style-name="P1" draw:layer="layout" svg:width="3.937cm" svg:height="0.762cm" svg:x="20.685cm" svg:y="13.692cm">
          <text:p/>
        </draw:rect>
        <draw:frame draw:style-name="gr10" draw:layer="layout" svg:width="3.702cm" svg:height="1.043cm" svg:x="3.14cm" svg:y="13.565cm">
          <draw:text-box>
            <text:p><text:span text:style-name="T3">Elapsed: +</text:span><text:span text:style-name="T4">△</text:span></text:p>
          </draw:text-box>
        </draw:frame>
        <draw:frame draw:style-name="gr11" draw:layer="layout" svg:width="4.015cm" svg:height="1.043cm" svg:x="11.668cm" svg:y="13.538cm">
          <draw:text-box>
            <text:p><text:span text:style-name="T3">Elapsed: +2</text:span><text:span text:style-name="T4">△</text:span></text:p>
          </draw:text-box>
        </draw:frame>
        <draw:frame draw:style-name="gr11" draw:layer="layout" svg:width="4.015cm" svg:height="1.043cm" svg:x="20.685cm" svg:y="13.565cm">
          <draw:text-box>
            <text:p><text:span text:style-name="T3">Elapsed: +3</text:span><text:span text:style-name="T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8:45:48.13</meta:creation-date>
    <dc:date>2020-07-05T19:14:56.25</dc:date>
    <meta:editing-duration>PT19M15S</meta:editing-duration>
    <meta:editing-cycles>5</meta:editing-cycles>
    <meta:generator>OpenOffice/4.1.6$Win32 OpenOffice.org_project/416m1$Build-9790</meta:generator>
    <meta:document-statistic meta:object-count="50"/>
  </office:meta>
</office:document-meta>
</file>